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svg:stroke-color="#808080" draw:marker-start="Arrow" draw:marker-start-width="0.102cm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609cm" svg:height="1.241cm" svg:x="0.381cm" svg:y="0.876cm">
          <text:p text:style-name="P1"><text:span text:style-name="T1">We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3" draw:layer="layout" draw:type="line" svg:x1="3.579cm" svg:y1="0.784cm" svg:x2="1.99cm" svg:y2="1.496cm" draw:start-shape="id1" draw:start-glue-point="3" draw:end-shape="id2" svg:d="m3579 784-1589 712">
          <text:p/>
        </draw:connector>
        <draw:custom-shape draw:style-name="gr3" draw:text-style-name="P2" draw:id="id4" draw:layer="layout" svg:width="2.455cm" svg:height="1.016cm" svg:x="8.93cm" svg:y="0.929cm">
          <text:p text:style-name="P1"><text:span text:style-name="T1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1" draw:layer="layout" svg:width="3.536cm" svg:height="0.807cm" svg:x="3.579cm" svg:y="0.381cm">
          <text:p text:style-name="P1"><text:span text:style-name="T1">Write XML status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3" draw:layer="layout" svg:width="3.536cm" svg:height="0.807cm" svg:x="3.579cm" svg:y="1.702cm">
          <text:p text:style-name="P1"><text:span text:style-name="T1">Update RR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.347cm" svg:y1="1.188cm" svg:x2="5.347cm" svg:y2="1.702cm" draw:start-shape="id1" draw:start-glue-point="2" draw:end-shape="id3" draw:end-glue-point="0" svg:d="m5347 1188v514">
          <text:p/>
        </draw:connector>
        <draw:connector draw:style-name="gr6" draw:text-style-name="P3" draw:layer="layout" draw:type="line" svg:x1="3.579cm" svg:y1="2.105cm" svg:x2="1.99cm" svg:y2="1.496cm" draw:start-shape="id3" draw:start-glue-point="3" draw:end-shape="id2" draw:end-glue-point="8" svg:d="m3579 2105-1589-609">
          <text:p/>
        </draw:connector>
        <draw:connector draw:style-name="gr7" draw:text-style-name="P3" draw:layer="layout" draw:type="line" svg:x1="9.174cm" svg:y1="1.436cm" svg:x2="7.115cm" svg:y2="0.784cm" draw:start-shape="id4" draw:start-glue-point="6" draw:end-shape="id1" svg:d="m9174 1436-2059-652">
          <text:p/>
        </draw:connector>
        <draw:connector draw:style-name="gr7" draw:text-style-name="P3" draw:layer="layout" draw:type="line" svg:x1="9.174cm" svg:y1="1.436cm" svg:x2="7.115cm" svg:y2="2.105cm" draw:start-shape="id4" draw:start-glue-point="6" draw:end-shape="id3" draw:end-glue-point="1" svg:d="m9174 1436-2059 6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1.76cm" fo:page-height="2.8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Igor Sfiligoi</meta:initial-creator>
    <meta:creation-date>2008-10-06T10:58:05</meta:creation-date>
    <dc:date>2009-05-14T15:01:33</dc:date>
    <meta:editing-cycles>2</meta:editing-cycles>
    <meta:editing-duration>PT00H05M20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